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ED1D5A53D0EC4E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adornments="Normal" style:font-pitch="variable"/>
    <style:font-face style:name="Ubuntu Mono" svg:font-family="'Ubuntu Mono'" style:font-adornments="Normal" style:font-pitch="fixed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729fcf" fo:min-height="7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3465a4" loext:opacity="100%" style:font-name="Ubuntu" fo:font-size="96pt"/>
    </style:style>
    <style:style style:name="P3" style:family="paragraph">
      <loext:graphic-properties draw:fill="none" draw:fill-color="#729fcf"/>
      <style:text-properties fo:color="#3465a4" loext:opacity="100%" style:font-name="Ubuntu"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49cm" svg:height="8.249cm" svg:x="-0.75cm" svg:y="1.001cm">
          <draw:image xlink:href="Pictures/100000010000020000000200ED1D5A53D0EC4ED5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8cm" svg:x="5.75cm" svg:y="0.701cm">
          <draw:text-box>
            <text:p text:style-name="P2">My Daily</text:p>
            <text:p text:style-name="P2">Spoon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adornments="Normal" style:font-pitch="variable"/>
    <style:font-face style:name="Ubuntu Mono" svg:font-family="'Ubuntu Mono'" style:font-adornments="Normal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1T10:55:08.292362504</meta:creation-date>
    <dc:date>2022-12-21T11:11:00.156140133</dc:date>
    <meta:editing-duration>PT5M18S</meta:editing-duration>
    <meta:editing-cycles>1</meta:editing-cycles>
    <meta:document-statistic meta:object-count="2"/>
    <meta:generator>LibreOffice/7.3.7.2$Linux_X86_64 LibreOffice_project/30$Build-2</meta:generator>
  </office:meta>
</office:document-meta>
</file>